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2db" officeooo:paragraph-rsid="000e92db"/>
    </style:style>
    <style:style style:name="P2" style:family="paragraph" style:parent-style-name="Standard">
      <style:text-properties officeooo:rsid="000e92db" officeooo:paragraph-rsid="000e931a"/>
    </style:style>
    <style:style style:name="P3" style:family="paragraph" style:parent-style-name="Standard">
      <style:text-properties officeooo:paragraph-rsid="000e92db"/>
    </style:style>
    <style:style style:name="P4" style:family="paragraph" style:parent-style-name="Standard">
      <style:text-properties officeooo:rsid="000e931a" officeooo:paragraph-rsid="000e931a"/>
    </style:style>
    <style:style style:name="P5" style:family="paragraph" style:parent-style-name="Standard">
      <style:text-properties officeooo:rsid="000e931a" officeooo:paragraph-rsid="001069f5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e92db" style:font-size-asian="16pt" style:font-size-complex="16pt"/>
    </style:style>
    <style:style style:name="T3" style:family="text">
      <style:text-properties officeooo:rsid="000e931a"/>
    </style:style>
    <style:style style:name="T4" style:family="text">
      <style:text-properties officeooo:rsid="001069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lan : </text:span><text:span text:style-name="T1">Visage humain : reconnaissance, interaction, animation</text:span></text:p>
      <text:p text:style-name="P1"/>
      <text:p text:style-name="P1">Objectif : Classification et reconnaissance des émotions sur un visage humain <text:span text:style-name="T3">en utilisant un réseau de neurones.</text:span></text:p>
      <text:p text:style-name="P1"/>
      <text:p text:style-name="P4">Explication réseau de neurones.</text:p>
      <text:p text:style-name="P1"/>
      <text:p text:style-name="P1">Outils : Projet r<text:span text:style-name="T3">é</text:span>alisé en langage Python, avec Dlib pour la reconnaissance faciale et Keras pour la gestion du réseau de neurones.</text:p>
      <text:p text:style-name="P1"/>
      <text:p text:style-name="P5">Cheminement : <text:span text:style-name="T4">Dans un premier temps, nous somme partie sur un systeme de reconnaissance de visage (pouvoir associer un visage a un nom, une personne).</text:span></text:p>
      <text:p text:style-name="P5"/>
      <text:p text:style-name="P1">Se qui marche : La reconnaissance faciale, l’analyse des points caractéristiques d’un visage, le r<text:span text:style-name="T3">é</text:span>seau de neurones.</text:p>
      <text:p text:style-name="P1"/>
      <text:p text:style-name="P2">Se qui reste a faire : Améliorer le taux de reconnaissance des émotions (<text:span text:style-name="T3">réseau</text:span> de neurones), <text:span text:style-name="T3">lié le résultat du réseau de neurones aux images reçu de la webcam, amélioration ou création de fonction accessoire(permettant l’augmentation de la base de donnée...)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0:06:11.561246216</meta:creation-date>
    <dc:date>2017-10-26T12:20:53.629525082</dc:date>
    <meta:editing-duration>PT1H34M1S</meta:editing-duration>
    <meta:editing-cycles>1</meta:editing-cycles>
    <meta:document-statistic meta:table-count="0" meta:image-count="0" meta:object-count="0" meta:page-count="1" meta:paragraph-count="8" meta:word-count="134" meta:character-count="864" meta:non-whitespace-character-count="736"/>
    <meta:generator>LibreOffice/5.1.6.2$Linux_X86_64 LibreOffice_project/10m0$Build-2</meta:generator>
  </office:meta>
</office:document-meta>
</file>